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728f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-Watch high speed PCB design course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4T07:16:09.730916020</dc:date>
    <meta:editing-duration>P1DT6H9M42S</meta:editing-duration>
    <meta:editing-cycles>72</meta:editing-cycles>
    <meta:document-statistic meta:table-count="0" meta:image-count="0" meta:object-count="0" meta:page-count="1" meta:paragraph-count="2" meta:word-count="10" meta:character-count="76" meta:non-whitespace-character-count="68"/>
  </office:meta>
</office:document-meta>
</file>